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adornments="Ligera"/>
    <style:font-face style:name="Arial2" svg:font-family="Arial" style:font-adornments="Ligera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Desarrollo de softwar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Jesús Alejandro González Díaz </text:p>
            <text:p text:style-name="P2">1º DAW-B 2023/24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Qué técnicas se utilizan en la fase de análisis para recabar los requisitos del software a desarrollar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Cómo se representan los requisitos en un diagrama de flujo de datos DFD (pon un ejemplo)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Qué es el ERS y cuál es su estructura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Que lenguaje (modelado) se utiliza para el análisis y diseño orientado a objetos hoy en día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usca algún ejemplo de normas de escritura de código fuente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Qué son las pruebas de caja blanca y de caja negra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usca información sobre que tipo de información se debe incluir al equipo de desarrollo y cómo se estructura.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numera en varios pasos a tu criterio como realizarías el despliegue de una aplicación en un entorno real (puedes definir el escenario).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¿Qué define el estandar IEE 1219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adornments="Ligera"/>
    <style:font-face style:name="Arial2" svg:font-family="Arial" style:font-adornments="Ligera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3:41:24.765000000</meta:creation-date>
    <meta:editing-duration>PT7M21S</meta:editing-duration>
    <meta:editing-cycles>3</meta:editing-cycles>
    <meta:generator>LibreOffice/7.4.7.2$Windows_X86_64 LibreOffice_project/723314e595e8007d3cf785c16538505a1c878ca5</meta:generator>
    <dc:title>Vivid</dc:title>
    <dc:date>2023-10-16T13:48:46.209000000</dc:date>
    <meta:document-statistic meta:object-count="87"/>
  </office:meta>
</office:document-meta>
</file>